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fd5" officeooo:paragraph-rsid="0013ffd5"/>
    </style:style>
    <style:style style:name="P2" style:family="paragraph" style:parent-style-name="Standard">
      <style:paragraph-properties fo:text-align="start" style:justify-single-word="false"/>
      <style:text-properties officeooo:rsid="0013ffd5" officeooo:paragraph-rsid="0013ffd5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3ffd5" officeooo:paragraph-rsid="0013ffd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ffd5" officeooo:paragraph-rsid="0013ffd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ffd5" officeooo:paragraph-rsid="0018003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0b64" officeooo:paragraph-rsid="00160b6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0031" officeooo:paragraph-rsid="0018003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0031" officeooo:paragraph-rsid="0018003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ffd5" officeooo:paragraph-rsid="0018003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ffd5" officeooo:paragraph-rsid="0013ffd5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3ffd5" officeooo:paragraph-rsid="0013ffd5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style:text-properties fo:font-size="12pt"/>
    </style:style>
    <style:style style:name="T1" style:family="text">
      <style:text-properties officeooo:rsid="0015e521"/>
    </style:style>
    <style:style style:name="T2" style:family="text">
      <style:text-properties officeooo:rsid="00160b64"/>
    </style:style>
    <style:style style:name="T3" style:family="text">
      <style:text-properties officeooo:rsid="00180031"/>
    </style:style>
    <style:style style:name="T4" style:family="text">
      <style:text-properties officeooo:rsid="0018d20b"/>
    </style:style>
    <style:style style:name="T5" style:family="text">
      <style:text-properties officeooo:rsid="00192fcc"/>
    </style:style>
    <style:style style:name="gr1" style:family="graphic">
      <style:graphic-properties draw:textarea-horizontal-align="justify" draw:textarea-vertical-align="middle" draw:auto-grow-height="false" fo:min-height="1.268cm" fo:min-width="2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8cm" fo:min-width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12cm" fo:min-width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62cm" fo:min-width="8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1cm" draw:marker-start-width="0.369cm" draw:marker-end-width="0.369cm" draw:textarea-horizontal-align="justify" draw:textarea-vertical-align="middle" draw:auto-grow-height="false" fo:min-height="0.185cm" fo:min-width="0.582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1cm" draw:marker-start-width="1.847cm" draw:marker-end-width="1.847cm" draw:textarea-horizontal-align="justify" draw:textarea-vertical-align="middle" draw:auto-grow-height="false" fo:min-height="0.212cm" fo:min-width="1.482cm" fo:padding-top="0.494cm" fo:padding-bottom="0.494cm" fo:padding-left="0.494cm" fo:padding-r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FORME</text:p>
      <text:p text:style-name="P1"/>
      <text:p text:style-name="P2">1) Detallar como interconectar equipos de una LAN (definir configuracion de la red). Considerar hardware, software y paràmetros. Esquematizar.</text:p>
      <text:p text:style-name="P2"/>
      <text:p text:style-name="P2">2) Identificar problemas <text:s/>errores a nivel de hardware y software. Detallar aplicaciones.</text:p>
      <text:p text:style-name="P2"/>
      <text:p text:style-name="P11">RESPUESTAS</text:p>
      <text:p text:style-name="P3"/>
      <text:p text:style-name="P4">1_ Para poder establecer interconectar dos equipos de una LAN hay que utilizar la conexión de red.</text:p>
      <text:p text:style-name="P4">Para establecer la conexion debe utilizarse un cable de red (ethernet) y conectar los dos equipos. Después hay que crear un perfil de red en cada equipo, configurando la dirección IP, el puerto de red y el DNS. <text:span text:style-name="T1">Cada una de estas direccion</text:span><text:span text:style-name="T4">es</text:span><text:span text:style-name="T1"> las otorga el usuario, como por ejemplo la ip, o en caso del puerto de red debe colorcarse </text:span><text:span text:style-name="T2">la ip de un de los equipos en ambos.</text:span></text:p>
      <text:p text:style-name="P4"><draw:custom-shape text:anchor-type="paragraph" draw:z-index="3" draw:name="Forma1" draw:style-name="gr1" svg:width="2.276cm" svg:height="1.403cm" svg:x="1.995cm" svg:y="0.473cm"><text:p/><draw:enhanced-geometry svg:viewBox="0 0 21600 21600" draw:extrusion="true" dr3d:projection="perspectiv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6" draw:name="Forma1_0" draw:style-name="gr1" svg:width="2.276cm" svg:height="1.403cm" draw:transform="rotate (-3.12361576229425) translate (15.0477361111111cm 1.42169444444444cm)"><text:p/><draw:enhanced-geometry svg:viewBox="0 0 21600 21600" draw:mirror-horizontal="false" draw:mirror-vertical="false" draw:extrusion="true" dr3d:projection="perspectiv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span text:style-name="T3">Cable de red</text:span></text:p>
      <text:p text:style-name="P6"><draw:custom-shape text:anchor-type="paragraph" draw:z-index="2" draw:name="Forma4" draw:style-name="gr4" svg:width="8.478cm" svg:height="0.163cm" svg:x="4.27cm" svg:y="0.161cm"><text:p/><draw:enhanced-geometry svg:viewBox="0 0 21600 21600" draw:extrusion="false" draw:extrusion-depth="1cm 0" dr3d:projection="perspective" draw:extrusion-viewpoint="(3.472cm -3.472cm 25cm)" draw:extrusion-origin="0.5 -0.5" draw:extrusion-skew="50 -135" draw:type="rectangle" draw:enhanced-path="M 0 0 L 21600 0 21600 21600 0 21600 0 0 Z N"/></draw:custom-shape>Equipo 1<text:tab/><text:tab/><text:tab/><text:tab/><text:tab/><text:tab/><text:tab/><text:tab/><text:tab/> <text:s/><text:tab/><text:tab/> <text:s/><text:span text:style-name="T3">Equipo 2</text:span></text:p>
      <text:p text:style-name="P4"><draw:custom-shape text:anchor-type="paragraph" draw:z-index="1" draw:name="Forma2" draw:style-name="gr5" draw:text-style-name="P12" svg:width="0.583cm" svg:height="0.186cm" svg:x="3.053cm" svg:y="0.335cm"><text:p/><draw:enhanced-geometry svg:viewBox="0 0 21600 21600" draw:extrusion="true" draw:extrusion-depth="1cm 0" dr3d:projection="perspective" draw:extrusion-viewpoint="(3.472cm -3.472cm 25cm)" draw:extrusion-origin="0.5 -0.5" draw:extrusion-skew="50 -135" draw:type="rectangle" draw:enhanced-path="M 0 0 L 21600 0 21600 21600 0 21600 0 0 Z N"/></draw:custom-shape><draw:custom-shape text:anchor-type="paragraph" draw:z-index="5" draw:name="Forma3_0" draw:style-name="gr2" draw:text-style-name="P12" svg:width="0.592cm" svg:height="0.181cm" draw:transform="skewX (0.0293215314335047) rotate (-3.12361576229425) translate (14.2628055555556cm 0.594430555555556cm)"><text:p/><draw:enhanced-geometry svg:viewBox="0 0 21600 21600" draw:mirror-horizontal="false" draw:mirror-vertical="false" draw:extrusion="true" dr3d:projection="perspective" draw:type="rectangle" draw:enhanced-path="M 0 0 L 21600 0 21600 21600 0 21600 0 0 Z N"/></draw:custom-shape><text:span text:style-name="T3">IP<text:tab/><text:tab/><text:tab/><text:tab/><text:tab/><text:tab/><text:tab/><text:tab/><text:tab/><text:tab/><text:tab/> <text:s text:c="10"/></text:span><text:tab/> <text:span text:style-name="T3">ip</text:span><text:tab/><text:tab/><text:tab/></text:p>
      <text:p text:style-name="P7"><draw:custom-shape text:anchor-type="paragraph" draw:z-index="0" draw:name="Forma3" draw:style-name="gr6" draw:text-style-name="P12" svg:width="1.482cm" svg:height="0.212cm" svg:x="2.508cm" svg:y="0.034cm"><text:p/><draw:enhanced-geometry svg:viewBox="0 0 21600 21600" draw:extrusion="true" draw:extrusion-depth="1cm 0" dr3d:projection="perspective" draw:type="rectangle" draw:enhanced-path="M 0 0 L 21600 0 21600 21600 0 21600 0 0 Z N"/></draw:custom-shape><draw:custom-shape text:anchor-type="paragraph" draw:z-index="4" draw:name="Forma3_1" draw:style-name="gr3" draw:text-style-name="P12" svg:width="1.484cm" svg:height="0.212cm" draw:transform="rotate (-3.12361576229425) translate (14.7425833333333cm 0.312208333333333cm)"><text:p/><draw:enhanced-geometry svg:viewBox="0 0 21600 21600" draw:mirror-horizontal="false" draw:mirror-vertical="false" draw:extrusion="true" dr3d:projection="perspective" draw:extrusion-depth="1cm 0" draw:type="rectangle" draw:enhanced-path="M 0 0 L 21600 0 21600 21600 0 21600 0 0 Z N"/></draw:custom-shape>Ptd<text:tab/><text:tab/><text:tab/><text:tab/><text:tab/><text:tab/><text:tab/><text:tab/><text:tab/><text:tab/><text:tab/><text:tab/> Ptd</text:p>
      <text:p text:style-name="P7">DNS<text:tab/><text:tab/><text:tab/><text:tab/><text:tab/><text:tab/><text:tab/><text:tab/><text:tab/><text:tab/><text:tab/><text:tab/> DNS</text:p>
      <text:p text:style-name="P7">Máscara <text:tab/><text:tab/><text:tab/><text:tab/><text:tab/><text:tab/><text:tab/><text:tab/><text:tab/><text:tab/><text:tab/> Máscara </text:p>
      <text:p text:style-name="P5"/>
      <text:p text:style-name="P5"><text:span text:style-name="T3">2</text:span>_ <text:span text:style-name="T3">Hardware: pu</text:span>eden ocurrir errores con el cable de red, como una mala conex<text:span text:style-name="T1">ion del cable o que esté dañado, </text:span><text:span text:style-name="T4">se puede volver a conectar de forma correcta o comprar uno nuevo. Otro error es que </text:span><text:span text:style-name="T3"><text:s/>tambien puede que uno de los equipos esté fallando como servidor, </text:span><text:span text:style-name="T5">lo cual</text:span><text:span text:style-name="T4"> se puede arreglar instalando los paquetes samba</text:span><text:span text:style-name="T3">.</text:span><text:span text:style-name="T1"> </text:span><text:span text:style-name="T3">Ademàs, puede que la tarjeta de red tenga algun fallo, </text:span><text:span text:style-name="T4">para esto se debe buscar el problema que tenga</text:span><text:span text:style-name="T3">, al igual que </text:span><text:span text:style-name="T4">en</text:span><text:span text:style-name="T3"> un router, </text:span><text:span text:style-name="T4">el cual también puede tener problemas</text:span><text:span text:style-name="T3">.</text:span></text:p>
      <text:p text:style-name="P5"/>
      <text:p text:style-name="P5"><text:span text:style-name="T3">Software: pueden haber varios errores en el software, como la falla de un equipo como servidor que puede deberse a la</text:span><text:span text:style-name="T1"> falta de los paquetes samba, si esto error ocurre se deben instalar todos los paquetes samba que sean necesarios para </text:span><text:span text:style-name="T4">solucionar el problema. Tambièn es posible encontrar errores en el </text:span><text:span text:style-name="T1"><text:s/></text:span><text:span text:style-name="T3">explorador de archivos </text:span><text:span text:style-name="T4">al</text:span><text:span text:style-name="T3"> navegar </text:span><text:span text:style-name="T4">en la </text:span><text:span text:style-name="T3">red, </text:span><text:span text:style-name="T4">para esto hay que fijarse las direcciones en los dos equipos para encontrar el problema y solucionarlo. </text:span><text:span text:style-name="T5">T</text:span><text:span text:style-name="T4">ambién puede fallar la</text:span><text:span text:style-name="T3"> config</text:span><text:span text:style-name="T4">uración del</text:span><text:span text:style-name="T3"> router, </text:span><text:span text:style-name="T4">en este caso, habrá que ver que está mal configurado para hacerlo otra vez</text:span><text:span text:style-name="T3">. </text:span><text:span text:style-name="T4">La </text:span><text:span text:style-name="T3"><text:s/>configuración </text:span><text:span text:style-name="T4">de </text:span><text:span text:style-name="T3">parámetros de la configuración de red </text:span><text:span text:style-name="T4">tambien puede tener errores, por lo que se deberá poner los parámetros adecu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2:01:11.185230057</meta:creation-date>
    <dc:date>2024-05-17T17:01:56.733367258</dc:date>
    <meta:editing-duration>PT18M30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4" meta:word-count="341" meta:character-count="2063" meta:non-whitespace-character-count="1649"/>
  </office:meta>
</office:document-meta>
</file>